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 style:list-style-name="L1">
      <style:text-properties officeooo:rsid="002a717f" officeooo:paragraph-rsid="002a717f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b3ff9" officeooo:paragraph-rsid="0012be4f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sistema">
      <style:text-properties officeooo:paragraph-rsid="0012be4f"/>
    </style:style>
    <style:style style:name="P7" style:family="paragraph" style:parent-style-name="Azione_20_sistema" style:list-style-name="Numerazione_20_UC">
      <style:text-properties officeooo:paragraph-rsid="0012be4f"/>
    </style:style>
    <style:style style:name="P8" style:family="paragraph" style:parent-style-name="Azione_20_attore" style:list-style-name="Numerazione_20_UC">
      <style:text-properties officeooo:paragraph-rsid="0012be4f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officeooo:rsid="001cf178" officeooo:paragraph-rsid="001cf178"/>
    </style:style>
    <style:style style:name="P11" style:family="paragraph" style:parent-style-name="Table_20_Contents">
      <style:text-properties fo:font-weight="normal" officeooo:rsid="002e1e6a" officeooo:paragraph-rsid="002e1e6a" style:font-weight-asian="normal" style:font-weight-complex="normal"/>
    </style:style>
    <style:style style:name="P12" style:family="paragraph" style:parent-style-name="Table_20_Contents">
      <style:text-properties officeooo:paragraph-rsid="001cf178"/>
    </style:style>
    <style:style style:name="P13" style:family="paragraph" style:parent-style-name="Table_20_Contents">
      <style:text-properties officeooo:rsid="00276576" officeooo:paragraph-rsid="00276576"/>
    </style:style>
    <style:style style:name="T1" style:family="text">
      <style:text-properties officeooo:rsid="002d4cff"/>
    </style:style>
    <style:style style:name="T2" style:family="text">
      <style:text-properties officeooo:rsid="0026a9d5"/>
    </style:style>
    <style:style style:name="T3" style:family="text">
      <style:text-properties officeooo:rsid="001efd2f"/>
    </style:style>
    <style:style style:name="T4" style:family="text">
      <style:text-properties officeooo:rsid="0022d08e"/>
    </style:style>
    <style:style style:name="T5" style:family="text">
      <style:text-properties officeooo:rsid="001fb3ab"/>
    </style:style>
    <style:style style:name="T6" style:family="text">
      <style:text-properties officeooo:rsid="002493d9"/>
    </style:style>
    <style:style style:name="T7" style:family="text">
      <style:text-properties officeooo:rsid="00276576"/>
    </style:style>
    <style:style style:name="T8" style:family="text">
      <style:text-properties officeooo:rsid="0012be4f"/>
    </style:style>
    <style:style style:name="T9" style:family="text">
      <style:text-properties officeooo:rsid="0027d292"/>
    </style:style>
    <style:style style:name="T10" style:family="text">
      <style:text-properties officeooo:rsid="002952b5"/>
    </style:style>
    <style:style style:name="T11" style:family="text">
      <style:text-properties officeooo:rsid="0029c06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0"><text:span text:style-name="T1">Ordina</text:span><text:span text:style-name="T2"> risultati della </text:span><text:span text:style-name="T1">r</text:span>icerca <text:span text:style-name="T3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0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/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2">L'<text:span text:style-name="T4">utente</text:span><text:span text:style-name="T5"> </text:span>accede al sistema e viene <text:span text:style-name="T3">autenticato</text:span><text:span text:style-name="T6"> </text:span><text:span text:style-name="T1">e l</text:span><text:span text:style-name="T2">'utente ha effettuato almeno una ricerca avanzata andata a buon fin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7687881" text:style-name="Numerazione_20_UC">
              <text:list-item text:start-value="1">
                <text:p text:style-name="P8"><text:span text:style-name="T9"><text:s/>L'utente </text:span><text:span text:style-name="T10">visualizza i risultati della ricerca </text:span><text:span text:style-name="T11">e </text:span><text:span text:style-name="T9">preme sul nome di un campo visualizzato.</text:span></text:p>
                <text:p text:style-name="P7"><text:span text:style-name="T9"/></text:p>
              </text:list-item>
              <text:list-item>
                <text:p text:style-name="P6"><text:span text:style-name="T9"><text:s/></text:span>Il sistema mostra i risultati della ricerca, <text:span text:style-name="T9">riordinati in ordine lessicografico, in base al campo premu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pan text:style-name="T8">E</text:span>xit condition</text:p>
          </table:table-cell>
          <table:table-cell table:style-name="Tabella33.B2" office:value-type="string">
            <text:p text:style-name="P13">Il sistema mostra i risultati riordinati secondo le preferenze dell'utente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7667694" text:style-name="L1">
              <text:list-item>
                <text:p text:style-name="P3">Potrebbero non esserci risultat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<text:span text:style-name="T1">R</text:span>equisiti qualitativi</text:p>
          </table:table-cell>
          <table:table-cell table:style-name="Tabella33.B2" office:value-type="string">
            <text:p text:style-name="P12"><text:span text:style-name="T7">L'utente</text:span> deve poter <text:span text:style-name="T7">riordinare</text:span> <text:span text:style-name="T7">la lista dei risultati, in base alle sue preferenze,</text:span> <text:s/>in meno di <text:span text:style-name="T7">3</text:span> secondi.</text:p>
          </table:table-cell>
        </table:table-row>
      </table:table>
      <text:p text:style-name="P4"/>
      <text:p text:style-name="P5">UC_A_22 Ordina i risultati della ricer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7:54:11.79</meta:creation-date>
    <meta:editing-duration>P0D</meta:editing-duration>
    <meta:editing-cycles>2</meta:editing-cycles>
    <meta:generator>LibreOffice/3.6$Windows_x86 LibreOffice_project/da8c1e6-fd468f4-454e206-f42a4a9-143cfd</meta:generator>
    <dc:date>2012-10-24T07:57:31.75</dc:date>
    <meta:document-statistic meta:table-count="1" meta:image-count="0" meta:object-count="0" meta:page-count="1" meta:paragraph-count="17" meta:word-count="114" meta:character-count="752" meta:non-whitespace-character-count="654"/>
  </office:meta>
</office:document-meta>
</file>